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20000000201924C25996B7DF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1e9f5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text-align="center" style:justify-single-word="false"/>
      <style:text-properties officeooo:paragraph-rsid="0004d503"/>
    </style:style>
    <style:style style:name="P4" style:family="paragraph" style:parent-style-name="Heading_20_2">
      <style:text-properties officeooo:paragraph-rsid="0004d503"/>
    </style:style>
    <style:style style:name="P5" style:family="paragraph" style:parent-style-name="Heading_20_2">
      <style:paragraph-properties fo:text-align="center" style:justify-single-word="false"/>
      <style:text-properties officeooo:rsid="0001e9f5" officeooo:paragraph-rsid="0001e9f5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  <style:text-properties officeooo:rsid="0002f5eb" officeooo:paragraph-rsid="0002f5eb"/>
    </style:style>
    <style:style style:name="P8" style:family="paragraph" style:parent-style-name="Text_20_body">
      <style:text-properties officeooo:rsid="0002f5eb" officeooo:paragraph-rsid="000416f0"/>
    </style:style>
    <style:style style:name="P9" style:family="paragraph" style:parent-style-name="Text_20_body">
      <style:text-properties officeooo:paragraph-rsid="0004d503"/>
    </style:style>
    <style:style style:name="P10" style:family="paragraph" style:parent-style-name="Text_20_body">
      <style:paragraph-properties fo:text-align="justify" style:justify-single-word="false"/>
      <style:text-properties officeooo:rsid="0004d503" officeooo:paragraph-rsid="0004d503"/>
    </style:style>
    <style:style style:name="P11" style:family="paragraph" style:parent-style-name="Text_20_body">
      <style:paragraph-properties fo:text-align="center" style:justify-single-word="false"/>
      <style:text-properties officeooo:rsid="0006b2b2" officeooo:paragraph-rsid="0006b2b2"/>
    </style:style>
    <style:style style:name="P12" style:family="paragraph" style:parent-style-name="Text_20_body">
      <style:text-properties officeooo:paragraph-rsid="000844f3"/>
    </style:style>
    <style:style style:name="P13" style:family="paragraph" style:parent-style-name="Text_20_body">
      <style:text-properties officeooo:paragraph-rsid="0009db2a"/>
    </style:style>
    <style:style style:name="P14" style:family="paragraph" style:parent-style-name="Text_20_body">
      <style:text-properties officeooo:rsid="0009db2a" officeooo:paragraph-rsid="0009db2a"/>
    </style:style>
    <style:style style:name="P15" style:family="paragraph" style:parent-style-name="Text_20_body">
      <style:text-properties officeooo:rsid="0009db2a" officeooo:paragraph-rsid="000bbc20"/>
    </style:style>
    <style:style style:name="P16" style:family="paragraph" style:parent-style-name="Text_20_body">
      <style:text-properties officeooo:rsid="000b7ca2" officeooo:paragraph-rsid="000b7ca2"/>
    </style:style>
    <style:style style:name="P17" style:family="paragraph" style:parent-style-name="Text_20_body">
      <style:text-properties officeooo:paragraph-rsid="000bbc20"/>
    </style:style>
    <style:style style:name="P18" style:family="paragraph" style:parent-style-name="Text_20_body">
      <style:text-properties officeooo:paragraph-rsid="000d7c5b"/>
    </style:style>
    <style:style style:name="P19" style:family="paragraph" style:parent-style-name="Text_20_body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d7c5b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0f894c"/>
    </style:style>
    <style:style style:name="P22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0d7c5b" officeooo:paragraph-rsid="000d7c5b"/>
    </style:style>
    <style:style style:name="P23" style:family="paragraph" style:parent-style-name="Text_20_body">
      <style:paragraph-properties fo:margin-top="0in" fo:margin-bottom="0in" loext:contextual-spacing="false"/>
      <style:text-properties officeooo:paragraph-rsid="000d7c5b"/>
    </style:style>
    <style:style style:name="P24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style style:name="P25" style:family="paragraph" style:parent-style-name="Heading_20_2">
      <style:paragraph-properties fo:text-align="center" style:justify-single-word="false"/>
      <style:text-properties officeooo:paragraph-rsid="0004d503"/>
    </style:style>
    <style:style style:name="P26" style:family="paragraph" style:parent-style-name="Heading_20_2">
      <style:paragraph-properties fo:text-align="center" style:justify-single-word="false"/>
      <style:text-properties officeooo:paragraph-rsid="00192a13"/>
    </style:style>
    <style:style style:name="P27" style:family="paragraph" style:parent-style-name="Heading_20_2">
      <style:paragraph-properties fo:text-align="center" style:justify-single-word="false"/>
      <style:text-properties officeooo:rsid="0006b2b2" officeooo:paragraph-rsid="00192a13"/>
    </style:style>
    <style:style style:name="P28" style:family="paragraph" style:parent-style-name="Heading_20_3">
      <style:text-properties officeooo:paragraph-rsid="0009db2a"/>
    </style:style>
    <style:style style:name="P29" style:family="paragraph" style:parent-style-name="Heading_20_3">
      <style:paragraph-properties fo:text-align="start" style:justify-single-word="false"/>
      <style:text-properties style:font-name="Liberation Sans" fo:font-size="14.1000003814697pt" fo:font-weight="bold" officeooo:rsid="000d7c5b" officeooo:paragraph-rsid="000d7c5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30" style:family="paragraph" style:parent-style-name="Heading_20_3">
      <style:text-properties officeooo:paragraph-rsid="000fd179"/>
    </style:style>
    <style:style style:name="P31" style:family="paragraph" style:parent-style-name="Heading_20_4">
      <style:text-properties officeooo:paragraph-rsid="0011b95d"/>
    </style:style>
    <style:style style:name="P32" style:family="paragraph" style:parent-style-name="Heading_20_4">
      <style:text-properties fo:font-weight="normal" officeooo:rsid="00153aa1" officeooo:paragraph-rsid="00153aa1" style:font-weight-asian="normal" style:font-weight-complex="normal"/>
    </style:style>
    <style:style style:name="P33" style:family="paragraph" style:parent-style-name="Heading_20_4">
      <style:text-properties officeooo:paragraph-rsid="00134379"/>
    </style:style>
    <style:style style:name="P34" style:family="paragraph" style:parent-style-name="Heading_20_4">
      <style:paragraph-properties fo:text-align="start" style:justify-single-word="false"/>
      <style:text-properties officeooo:paragraph-rsid="00153aa1"/>
    </style:style>
    <style:style style:name="P35" style:family="paragraph" style:parent-style-name="Heading_20_4" style:list-style-name="L4">
      <style:paragraph-properties fo:margin-top="0in" fo:margin-bottom="0in" loext:contextual-spacing="false" fo:text-align="start" style:justify-single-word="false"/>
      <style:text-properties fo:font-weight="normal" officeooo:paragraph-rsid="00153aa1" style:font-weight-asian="normal" style:font-weight-complex="normal"/>
    </style:style>
    <style:style style:name="P36" style:family="paragraph" style:parent-style-name="Heading_20_4">
      <style:paragraph-properties fo:margin-top="0in" fo:margin-bottom="0in" loext:contextual-spacing="false" fo:text-align="start" style:justify-single-word="false"/>
      <style:text-properties officeooo:paragraph-rsid="00153aa1"/>
    </style:style>
    <style:style style:name="P37" style:family="paragraph" style:parent-style-name="Text_20_body">
      <style:paragraph-properties fo:text-align="end" style:justify-single-word="false"/>
      <style:text-properties officeooo:paragraph-rsid="0006b2b2"/>
    </style:style>
    <style:style style:name="P38" style:family="paragraph" style:parent-style-name="Text_20_body">
      <style:text-properties officeooo:paragraph-rsid="0004d503"/>
    </style:style>
    <style:style style:name="P39" style:family="paragraph" style:parent-style-name="Text_20_body">
      <style:text-properties officeooo:paragraph-rsid="000fd179"/>
    </style:style>
    <style:style style:name="P40" style:family="paragraph" style:parent-style-name="Text_20_body">
      <style:paragraph-properties fo:text-align="justify" style:justify-single-word="false"/>
      <style:text-properties officeooo:paragraph-rsid="0006afe8"/>
    </style:style>
    <style:style style:name="P41" style:family="paragraph" style:parent-style-name="Text_20_body">
      <style:text-properties officeooo:paragraph-rsid="00178a77"/>
    </style:style>
    <style:style style:name="P42" style:family="paragraph" style:parent-style-name="Text_20_body">
      <style:text-properties officeooo:paragraph-rsid="00192a13"/>
    </style:style>
    <style:style style:name="P43" style:family="paragraph" style:parent-style-name="Text_20_body">
      <style:paragraph-properties fo:margin-top="0in" fo:margin-bottom="0in" loext:contextual-spacing="false"/>
      <style:text-properties fo:font-weight="normal" officeooo:paragraph-rsid="0011b95d" style:font-weight-asian="normal" style:font-weight-complex="normal"/>
    </style:style>
    <style:style style:name="P44" style:family="paragraph" style:parent-style-name="Text_20_body" style:list-style-name="L4">
      <style:paragraph-properties fo:margin-top="0in" fo:margin-bottom="0in" loext:contextual-spacing="false"/>
      <style:text-properties fo:font-weight="normal" officeooo:rsid="00134379" officeooo:paragraph-rsid="00134379" style:font-weight-asian="normal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officeooo:paragraph-rsid="0011b95d"/>
    </style:style>
    <style:style style:name="P46" style:family="paragraph" style:parent-style-name="Text_20_body">
      <style:paragraph-properties fo:margin-top="0in" fo:margin-bottom="0in" loext:contextual-spacing="false"/>
      <style:text-properties officeooo:paragraph-rsid="00153aa1"/>
    </style:style>
    <style:style style:name="T1" style:family="text">
      <style:text-properties officeooo:rsid="0004d50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1e9f5"/>
    </style:style>
    <style:style style:name="T4" style:family="text">
      <style:text-properties officeooo:rsid="0009db2a"/>
    </style:style>
    <style:style style:name="T5" style:family="text">
      <style:text-properties style:font-name="Liberation Sans" fo:font-size="14.1000003814697pt" fo:font-weight="bold" officeooo:rsid="0009db2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fd17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officeooo:rsid="000b7ca2"/>
    </style:style>
    <style:style style:name="T8" style:family="text">
      <style:text-properties officeooo:rsid="000bbc20"/>
    </style:style>
    <style:style style:name="T9" style:family="text">
      <style:text-properties officeooo:rsid="000d7c5b"/>
    </style:style>
    <style:style style:name="T10" style:family="text">
      <style:text-properties officeooo:rsid="000f894c"/>
    </style:style>
    <style:style style:name="T11" style:family="text">
      <style:text-properties officeooo:rsid="000fd179"/>
    </style:style>
    <style:style style:name="T12" style:family="text">
      <style:text-properties officeooo:rsid="0006b2b2"/>
    </style:style>
    <style:style style:name="T13" style:family="text">
      <style:text-properties fo:font-weight="normal" officeooo:rsid="0011b95d" style:font-weight-asian="normal" style:font-weight-complex="normal"/>
    </style:style>
    <style:style style:name="T14" style:family="text">
      <style:text-properties fo:font-weight="normal" officeooo:rsid="00134379" style:font-weight-asian="normal" style:font-weight-complex="normal"/>
    </style:style>
    <style:style style:name="T15" style:family="text">
      <style:text-properties fo:font-weight="normal" officeooo:rsid="00153aa1" style:font-weight-asian="normal" style:font-weight-complex="normal"/>
    </style:style>
    <style:style style:name="T16" style:family="text">
      <style:text-properties fo:font-weight="normal" officeooo:rsid="00159158" style:font-weight-asian="normal" style:font-weight-complex="normal"/>
    </style:style>
    <style:style style:name="T17" style:family="text">
      <style:text-properties fo:font-weight="normal" officeooo:rsid="00178a77" style:font-weight-asian="normal" style:font-weight-complex="normal"/>
    </style:style>
    <style:style style:name="T18" style:family="text">
      <style:text-properties fo:font-weight="normal" officeooo:rsid="00192a13" style:font-weight-asian="normal" style:font-weight-complex="normal"/>
    </style:style>
    <style:style style:name="T19" style:family="text">
      <style:text-properties officeooo:rsid="00134379"/>
    </style:style>
    <style:style style:name="T20" style:family="text">
      <style:text-properties officeooo:rsid="0017234d"/>
    </style:style>
    <style:style style:name="T21" style:family="text">
      <style:text-properties officeooo:rsid="0006afe8"/>
    </style:style>
    <style:style style:name="T22" style:family="text">
      <style:text-properties officeooo:rsid="001a8018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3.0902in" svg:y="4.0945in" svg:width="2.3335in" svg:height="2.3335in" draw:z-index="0">
        <draw:image xlink:href="Pictures/1000020100000020000000201924C25996B7DFD7.png" xlink:type="simple" xlink:show="embed" xlink:actuate="onLoad" loext:mime-type="image/png"/>
      </draw:frame>
      <text:h text:style-name="P6" text:outline-level="1"/>
      <text:h text:style-name="P6" text:outline-level="1"/>
      <text:h text:style-name="P6" text:outline-level="1"/>
      <text:h text:style-name="P6" text:outline-level="1"><text:span text:style-name="T2">XbtZmen</text:span><text:span text:style-name="T3">á</text:span><text:span text:style-name="T2">re</text:span><text:span text:style-name="T3">ň</text:span></text:h>
      <text:p text:style-name="Text_20_body"/>
      <text:p text:style-name="Text_20_body"/>
      <text:h text:style-name="Heading_20_2" text:outline-level="2"/>
      <text:p text:style-name="Text_20_body"/>
      <text:p text:style-name="Text_20_body"/>
      <text:p text:style-name="Text_20_body"/>
      <text:p text:style-name="Text_20_body"/>
      <text:h text:style-name="P1" text:outline-level="2"/>
      <text:h text:style-name="P1" text:outline-level="2"/>
      <text:h text:style-name="P1" text:outline-level="2"/>
      <text:p text:style-name="P8">Ján Gajdica</text:p>
      <text:p text:style-name="P8"><text:a xlink:type="simple" xlink:href="mailto:jan.gajdica@gmail.com" text:style-name="Internet_20_link" text:visited-style-name="Visited_20_Internet_20_Link">jan.gajdica@gmail.com</text:a></text:p>
      <text:p text:style-name="P7">27. 12. 2020</text:p>
      <text:p text:style-name="P37"><text:span text:style-name="T12">v0.7.</text:span><text:span text:style-name="T11">1</text:span></text:p>
      <text:h text:style-name="P5" text:outline-level="2"><text:bookmark text:name="user-content-zhrnutie"/><text:soft-page-break/>Obsah</text:h>
      <text:p text:style-name="P10"/>
      <text:p text:style-name="P10">Zhrnutie …………………………………………………………..………………………………… 3</text:p>
      <text:p text:style-name="P40"><text:span text:style-name="T21">Charakteristika podniku ……………………………………………………..……………………… </text:span><text:span text:style-name="T22">5</text:span></text:p>
      <text:p text:style-name="P40"><text:span text:style-name="T21">Popis služby ……………………………………………………………………………………...…. </text:span><text:span text:style-name="T22">5</text:span></text:p>
      <text:p text:style-name="Text_20_body">Odvetvie a ekologizácia …………………………………………………………………………….. <text:span text:style-name="T22">6</text:span></text:p>
      <text:p text:style-name="Text_20_body">Marketing ………………………………………………………………………………………….... <text:span text:style-name="T22">6</text:span></text:p>
      <text:p text:style-name="P18">Riadenie podniku, ľudské zdroje ………………………………………………………………….... <text:span text:style-name="T22">6</text:span></text:p>
      <text:p text:style-name="P18">Príležitosť na trhu ………………………………………………………………………………....... <text:span text:style-name="T20">6</text:span></text:p>
      <text:p text:style-name="Text_20_body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p text:style-name="Text_20_body"/>
      <text:h text:style-name="P2" text:outline-level="2"><text:soft-page-break/></text:h>
      <text:h text:style-name="P2" text:outline-level="2"><text:span text:style-name="T1">Z</text:span>hrnutie</text:h>
      <text:p text:style-name="P9">Zámerom je založenie <text:span text:style-name="T1">najrýchlejšej </text:span>slovenskej burzy virtuálnych mien so službou elektronickej peňaženky.</text:p>
      <text:h text:style-name="P30" text:outline-level="3"><text:span text:style-name="Strong_20_Emphasis">Problém a riešenie</text:span></text:h>
      <text:p text:style-name="P45"><text:span text:style-name="Strong_20_Emphasis"><text:span text:style-name="T13">Problémom ktorý chceme riešiť je dostupnosť virtuálnych mien pre slovenských </text:span></text:span><text:span text:style-name="Strong_20_Emphasis"><text:span text:style-name="T14">zákazníkov</text:span></text:span><text:span text:style-name="Strong_20_Emphasis"><text:span text:style-name="T13">. Existujúce zmenárne virtuálnych mien fungujú väčšinou vo svetových jazykoch, naša zmenáreň by bola bližšia slovenským investorom do virtuálnych mien, lebo bude mať slovenské rozhranie.</text:span></text:span></text:p>
      <text:p text:style-name="P43"><text:span text:style-name="Strong_20_Emphasis"><text:span text:style-name="T13">Ďalším problémom, s ktorým sa naši zákazníci stretávajú je bezpečné uchovávanie nakúpených virtuálnych mien. Tento problém riešime poskytovaním služby elektronickej peňaženky, z ktorej by sa dali uskutočňovať výbery a vklady okamžite.</text:span></text:span></text:p>
      <text:h text:style-name="P30" text:outline-level="3"><text:span text:style-name="Strong_20_Emphasis">Úvod samotn</text:span><text:span text:style-name="Strong_20_Emphasis"><text:span text:style-name="T6">ej s</text:span></text:span><text:span text:style-name="Strong_20_Emphasis">lužby</text:span></text:h>
      <text:h text:style-name="P31" text:outline-level="4"><text:span text:style-name="Strong_20_Emphasis"><text:span text:style-name="T13">Ide o poskytovanie služby zmenárne a peňaženky virtuálnych mien. </text:span></text:span><text:span text:style-name="Strong_20_Emphasis"><text:span text:style-name="T14">Zákazník zašle eurá prevodom na účet zmenárne, nakúpi portfólio virtuálnych mien a môže s nimi ľubovoľne platit alebo ich spätne odpredať a vybrať eurá bankovým prevodom.</text:span></text:span></text:h>
      <text:h text:style-name="P33" text:outline-level="4"><text:span text:style-name="T14">Inovácia je v spojení slovenskej zmenárne a virtuálnej peňaženky.</text:span></text:h>
      <text:h text:style-name="P34" text:outline-level="4"><text:span text:style-name="T14">Misiou projektu je uľahčiť prístup k virtuálnym menám bežným Slovákom.</text:span></text:h>
      <text:h text:style-name="P36" text:outline-level="4"><text:span text:style-name="T14">Virtuálne meny na predaj budú získavané troma spôsobmi:</text:span></text:h>
      <text:h text:style-name="P36" text:outline-level="4"><text:span text:style-name="T14"/></text:h>
      <text:list xml:id="list1317117223" text:style-name="L4">
        <text:list-item>
          <text:h text:style-name="P35" text:outline-level="4"><text:span text:style-name="T19">Výkupom od zákazníkov</text:span></text:h>
        </text:list-item>
        <text:list-item>
          <text:h text:style-name="P35" text:outline-level="4"><text:span text:style-name="T19">Nákupom na svetových burzách</text:span></text:h>
        </text:list-item>
        <text:list-item>
          <text:p text:style-name="P44">Vlastnou ťažbou</text:p>
        </text:list-item>
      </text:list>
      <text:h text:style-name="P32" text:outline-level="4">Na riadne fungovanie zmenárne aj peňaženky je potrebný nepretržitý dozor jednej osoby.</text:h>
      <text:h text:style-name="P30" text:outline-level="3"><text:span text:style-name="Strong_20_Emphasis">Popis biznis modelu</text:span></text:h>
      <text:p text:style-name="P46"><text:span text:style-name="Strong_20_Emphasis"><text:span text:style-name="T15">Zmenáreň bude zarábať percentá z každého uskutočneného obchodu. Zo začiatku presne 2% zo sumy obchodu, najmenej však 1 euro na obchod. Objednávky na nákup budú zo začiatku zadarmo,</text:span></text:span></text:p>
      <text:p text:style-name="P46"><text:span text:style-name="Strong_20_Emphasis"><text:span text:style-name="T15">neskôr, keď bude objednávok väčšie množstvo, bude vhodné rozdeliť poplatky na 1% ku 1%.</text:span></text:span></text:p>
      <text:h text:style-name="P30" text:outline-level="3"><text:span text:style-name="Strong_20_Emphasis">Prevádzka, míľniky, riziká a možnosti</text:span></text:h>
      <text:p text:style-name="P41"><text:span text:style-name="Strong_20_Emphasis"><text:span text:style-name="T16">Na prevádzku je potrebný počítač – databázový a webový server. Vzhľadom na bezpečnostné požiadavky projektu, je vhodné vyhnúť sa hostingu a housingu serverov a prevádzkovať fyzický počítač v mieste prevádzky. Toto si bude vyžadovať investíciu do hardware okolo 2000 eur, registráciu domény a pravidelné mesačné náklady – elektrina a internet. Významným mílnikom je teda spustenie produkčného serveru, ktorému predchádza pretestovanie produktu. Ďalším míľnikom <text:s/></text:span></text:span><text:soft-page-break/><text:span text:style-name="Strong_20_Emphasis"><text:span text:style-name="T16">je pridanie ďalších virtuálnych mien </text:span></text:span><text:span text:style-name="Strong_20_Emphasis"><text:span text:style-name="T17">na</text:span></text:span><text:span text:style-name="Strong_20_Emphasis"><text:span text:style-name="T16"> obchodovani</text:span></text:span><text:span text:style-name="Strong_20_Emphasis"><text:span text:style-name="T17">e</text:span></text:span><text:span text:style-name="Strong_20_Emphasis"><text:span text:style-name="T16">. </text:span></text:span><text:span text:style-name="Strong_20_Emphasis"><text:span text:style-name="T17">Hlavným rizikom je malý záujem zákazníkov, respektíve nízka suma vložených prostriedkov.</text:span></text:span><text:span text:style-name="Strong_20_Emphasis"><text:span text:style-name="T16"> </text:span></text:span></text:p>
      <text:h text:style-name="Heading_20_3" text:outline-level="3"><text:span text:style-name="Strong_20_Emphasis">Finančný rozpočet, marketing a obchod</text:span></text:h>
      <text:p text:style-name="P42"><text:span text:style-name="Strong_20_Emphasis"><text:span text:style-name="T18">Celková počiatočná investícia je 10 000 eur. Použije sa na nákup hardware a zapezpečenie rezerv virtuálnych mien a reklamu. Návratnosť investície je okolo roka.</text:span></text:span></text:p>
      <text:h text:style-name="P30" text:outline-level="3"><text:span text:style-name="Strong_20_Emphasis">Cieľové publikum a konkurencia</text:span></text:h>
      <text:p text:style-name="P42"><text:span text:style-name="Strong_20_Emphasis"><text:span text:style-name="T18">Našim cieľovým publikom sú ľudia, ktorý ešte len začínajú investovať do kryptomien. Majú obmedzenú znalosť cudzých jazykov a nevedia alebo nechcú zabezpečiť svoje kryptomeny. Našou konkurenciou sú burzy kryptomien, najmä simplecoin.eu a ccshop.sk.</text:span></text:span></text:p>
      <text:p text:style-name="P39"><text:span text:style-name="Strong_20_Emphasis"/></text:p>
      <text:p text:style-name="P39"><text:span text:style-name="Strong_20_Emphasis"/></text:p>
      <text:p text:style-name="P39"><text:span text:style-name="Strong_20_Emphasis"/></text:p>
      <text:h text:style-name="P30" text:outline-level="3"><text:span text:style-name="Strong_20_Emphasis"><text:s/></text:span></text:h>
      <text:p text:style-name="P39"><text:span text:style-name="Strong_20_Emphasis"/></text:p>
      <text:p text:style-name="P39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p text:style-name="P17"/>
      <text:h text:style-name="P26" text:outline-level="2"><text:soft-page-break/>Charakteristika podniku</text:h>
      <text:p text:style-name="Text_20_body"><text:bookmark text:name="user-content-charakteristika-produktu"/>Podnik by mal formu s.r.o., bol by platcom DPH, činnosťou by bolo poskytovanie služieb zmenárne virtuálnej meny a poskytovanie služieb peňaženky virtuálnej meny (82a a 82b v prílohe 2 zákona 455/1991) <text:span text:style-name="T4">Podnik bude musieť spĺňať AML legislatívu – outsourcing?</text:span></text:p>
      <text:h text:style-name="P27" text:outline-level="2">Popis služby</text:h>
      <text:p text:style-name="P11"/>
      <text:h text:style-name="P28" text:outline-level="3">Krátka história a popis služby</text:h>
      <text:p text:style-name="P14">Služby peňaženiek virtuálnych mien aj zmenární virtuálnych mien za fiat meny budú v blízkej budúcnosti potrebné aby sa zvýšila adopcia týchto virtuálnych mien, najmä Bitcoinu. V súčasnosti existujú rôzne zmenárne avšak <text:span text:style-name="T7">nepodporujú slovenský jazyk alebo <text:s/>neposkytujú služby peňaženky.</text:span></text:p>
      <text:p text:style-name="P15">Produktom pre zákazníkov by bolo čo najjednoduchšie rozhranie na obchodovanie na burze virtuálnych mien umožňujúce okamžitý nákup a predaj virtuálnych mien ako aj zadávanie objednávok na nákup a predaj za určitú cenu. Ďalšou funkcionalitou je vkladanie a výber virtuálnych mien a aj eur a to prostredníctvom bankového prevodu. Okrem toho bude zákazníkom k dispozícii automatizovaný systém tvorby portfólia. </text:p>
      <text:h text:style-name="P28" text:outline-level="3">Inovatívnosť služby</text:h>
      <text:p text:style-name="P16">Táto zmenáreň by poskytovala po počiatočnej registrácii real-time nákupy, predaje, vklady aj výbery <text:s/>virtuálnych mien, v súčasnosti (?v0.7.0) sa jedná o meny: Bitcoin, Litecoin a Dogecoin.</text:p>
      <text:h text:style-name="P28" text:outline-level="3">Životný cyklus služby</text:h>
      <text:p text:style-name="P13">?</text:p>
      <text:h text:style-name="P28" text:outline-level="3">Odlišnosť od konkurenčných produktov</text:h>
      <text:p text:style-name="P16">Od konkurencie sa táto zmenáreň odlišuje lokalizáciou do slovenského jazyka a real-time operáciami <text:span text:style-name="T8">s virtuálnou menou.</text:span></text:p>
      <text:h text:style-name="P28" text:outline-level="3">Súčasný stav služby <text:span text:style-name="T5">a </text:span>jej želaný stav</text:h>
      <text:p text:style-name="P16">V súčasnosti prebieha skúšobné nasadenie na testnetoch. Želané je nasadenie na produkčný server a postupné pridávanie viacerých virtuálnych mien (ETH, XLM, ZRX...)</text:p>
      <text:h text:style-name="P28" text:outline-level="3"><text:soft-page-break/>Aktivity na nasledujúce obdobie</text:h>
      <text:p text:style-name="P16">Dopísať automatizované testy kódu, spojazdnit produkčný server.</text:p>
      <text:p text:style-name="P9"/>
      <text:h text:style-name="P3" text:outline-level="2"><text:bookmark text:name="user-content-odvetvie-a-ekologizácia"/>Odvetvie a ekologizácia</text:h>
      <text:p text:style-name="P9">? Experimentálna kapitalistická technológia</text:p>
      <text:h text:style-name="P3" text:outline-level="2"><text:bookmark text:name="user-content-marketing"/>Marketing</text:h>
      <text:p text:style-name="P12">? Multi level marketing s použitím existujúcej siete predajcov v oblasti financií ? </text:p>
      <text:p text:style-name="P12">Google ads</text:p>
      <text:h text:style-name="P3" text:outline-level="2"><text:bookmark text:name="user-content-riadenie-podniku-ľudské-zdroje"/>Riadenie podniku, ľudské zdroje</text:h>
      <text:p text:style-name="P9">Burza si bude vyžadovať neustály dohľad správcu - market makera - ktorý bude zabezpečovať likviditu.</text:p>
      <text:h text:style-name="P2" text:outline-level="2"><text:bookmark text:name="BPlan-Opportunity"/>Príležitosť na trhu</text:h>
      <text:p text:style-name="Text_20_body"/>
      <text:h text:style-name="Heading_20_3" text:outline-level="3"><text:bookmark text:name="user-content-finančné-údaje"/>Finančné údaje</text:h>
      <text:p text:style-name="P20">Podnikanie si bude vyžadovať počiatočnú investíciu do servera - 2000 eur </text:p>
      <text:p text:style-name="P20"><text:span text:style-name="T9">Ď</text:span>alej mesačné výdaje: </text:p>
      <text:p text:style-name="P20"><text:tab/>Nájom priestorov - 100 eur </text:p>
      <text:p text:style-name="P21"><text:tab/><text:span text:style-name="T10">Google ads</text:span> - 100 eur </text:p>
      <text:p text:style-name="P20"><text:tab/>Internetové pripojenie - 50 eur </text:p>
      <text:p text:style-name="P20"><text:tab/>Vedenie bankového účtu - 5 eur </text:p>
      <text:p text:style-name="P20"><text:tab/>AML compliance - 25 eur </text:p>
      <text:p text:style-name="P20"/>
      <text:p text:style-name="P20">Predpokladané mesačné príjmy: </text:p>
      <text:p text:style-name="P20"><text:span text:style-name="T9"><text:tab/>1</text:span>0 zákazníkov denne</text:p>
      <text:p text:style-name="P20"><text:tab/>každý vloží priemerne <text:span text:style-name="T10">10</text:span>0 eur</text:p>
      <text:p text:style-name="P20"><text:tab/>Marža 2% =<text:span text:style-name="T9">&gt;</text:span> <text:span text:style-name="T10">6</text:span>00 eur mesačne</text:p>
      <text:p text:style-name="P20"/>
      <text:p text:style-name="P20">Návratnosť: 2000 / (<text:span text:style-name="T10">6</text:span>00 - <text:span text:style-name="T10">2</text:span>80) = 7 mesiacov </text:p>
      <text:p text:style-name="P20"/>
      <text:p text:style-name="P20"><text:soft-page-break/>Okrem investície do servera si bude prevádzka vyžadovať rezervy mien a to vo výške 2500 eur na menu - rezerva na 5 dní - čas potrebný na nákup ďalšej meny.</text:p>
      <text:p text:style-name="P20"/>
      <text:p text:style-name="P22">Celkové náklady na začiatok: 2000 + 3 * 2500 = 9500 eur</text:p>
      <text:p text:style-name="P22"/>
      <text:p text:style-name="P22"/>
      <text:h text:style-name="P29" text:outline-level="3">Konkurencia</text:h>
      <text:h text:style-name="P29" text:outline-level="3">simplecoin.eu</text:h>
      <text:p text:style-name="Text_20_body">ma 8 jazykov<text:span text:style-name="T9">ý</text:span>ch mut<text:span text:style-name="T9">á</text:span>ci<text:span text:style-name="T9">í</text:span>, medzi nimi aj slovensk<text:span text:style-name="T9">ú </text:span>a <text:span text:style-name="T9">č</text:span>esk<text:span text:style-name="T9">ú</text:span></text:p>
      <text:p text:style-name="Text_20_body"><text:bookmark text:name="user-content-udavane-parametre-zo-dna-26122020"/>Ud<text:span text:style-name="T9">á</text:span>van<text:span text:style-name="T9">é</text:span> parametre zo d<text:span text:style-name="T9">ň</text:span>a 26.12.2020:</text:p>
      <text:p text:style-name="Text_20_body"><text:bookmark text:name="user-content-2551-obchodov-za-poslednych-30-dni"/>2551 obchodov za posledn<text:span text:style-name="T9">ý</text:span>ch 30 dn<text:span text:style-name="T9">í</text:span></text:p>
      <text:p text:style-name="Text_20_body"><text:bookmark text:name="user-content-3348134-eur-objem-obchodov-za-poslednych-30-dni"/>3 348 134 EUR - objem obchodov za posledn<text:span text:style-name="T9">ý</text:span>ch 30 dn<text:span text:style-name="T9">í</text:span></text:p>
      <text:p text:style-name="P23"><text:bookmark text:name="user-content-pri-cene-btc-eur-2079728-simplecoin-ponuka-btc-eur-2130425--s-poplatkami-2155637-marza-24--resp-36-"/>pri cene BTC-EUR 20 797.28 simplecoin pon<text:span text:style-name="T9">ú</text:span>ka</text:p>
      <text:p text:style-name="P23"><text:tab/> <text:s/>BTC-EUR 21 304.25, </text:p>
      <text:p text:style-name="P23"><text:s text:c="10"/>s poplatkami 21 556.37 (mar<text:span text:style-name="T9">ž</text:span>a 2.4 % resp. 3.6 %)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style:font-name="Liberation Serif" fo:font-size="18pt" fo:font-weight="bold" officeooo:rsid="0009db2a" officeooo:paragraph-rsid="0009db2a" style:font-name-asian="Noto Serif CJK SC" style:font-size-asian="18pt" style:font-weight-asian="bold" style:font-name-complex="Lohit Devanagari" style:font-size-complex="18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h text:style-name="MP1" text:outline-level="2"><text:page-number text:select-page="current">7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12:36:03.904574721</meta:creation-date>
    <dc:date>2020-12-28T09:44:27.158412016</dc:date>
    <meta:editing-duration>PT57M36S</meta:editing-duration>
    <meta:editing-cycles>12</meta:editing-cycles>
    <meta:generator>LibreOffice/6.4.6.2$Linux_X86_64 LibreOffice_project/40$Build-2</meta:generator>
    <meta:document-statistic meta:table-count="0" meta:image-count="1" meta:object-count="0" meta:page-count="7" meta:paragraph-count="86" meta:word-count="850" meta:character-count="6037" meta:non-whitespace-character-count="5234"/>
  </office:meta>
</office:document-meta>
</file>